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opbackHttpClientSocketFactory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oopbackHttpClientSocketFactory.createURLStreamHandler( String protoc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opbackHttpClientSocketFactory.createSocket( String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backHttpClientSocketFactory.createSocket( String host , int port , InetAddress localAddress , int localPort , HttpConnectionParams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opbackHttpClientSocketFactory.createSocket( String host , int port , InetAddress clientHost , int client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backHttpClientSocketFactory.openConnection( URL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opbackHttpClientSocketFactory.LoopbackHttpClientSock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